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999999" loext:opacity="100%" fo:font-size="8pt" fo:font-style="italic" style:font-size-asian="8pt" style:font-style-asian="italic" style:font-size-complex="8pt"/>
    </style:style>
    <style:style style:name="P2" style:family="paragraph" style:parent-style-name="Standard">
      <style:text-properties officeooo:rsid="001372b7" officeooo:paragraph-rsid="001372b7"/>
    </style:style>
    <style:style style:name="P3" style:family="paragraph" style:parent-style-name="Standard">
      <style:text-properties officeooo:paragraph-rsid="001372b7"/>
    </style:style>
    <style:style style:name="P4" style:family="paragraph" style:parent-style-name="Standard">
      <style:text-properties officeooo:rsid="001472b5" officeooo:paragraph-rsid="001472b5"/>
    </style:style>
    <style:style style:name="P5" style:family="paragraph" style:parent-style-name="Title" style:master-page-name="Standard">
      <style:paragraph-properties fo:text-align="center" style:justify-single-word="false" style:page-number="1"/>
      <style:text-properties fo:font-size="26pt" officeooo:rsid="0017ae49" officeooo:paragraph-rsid="0017ae49" style:font-size-asian="26pt" style:font-size-complex="26pt"/>
    </style:style>
    <style:style style:name="P6" style:family="paragraph" style:parent-style-name="Standard">
      <style:text-properties officeooo:rsid="001472b5" officeooo:paragraph-rsid="001472b5"/>
    </style:style>
    <style:style style:name="T1" style:family="text">
      <style:text-properties officeooo:rsid="001372b7"/>
    </style:style>
    <style:style style:name="T2" style:family="text">
      <style:text-properties officeooo:rsid="001472b5"/>
    </style:style>
    <style:style style:name="T3" style:family="text">
      <style:text-properties officeooo:rsid="0016b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guarde (Ludum Dare 48)</text:p>
      <text:p text:style-name="Heading_20_2"><text:bookmark text:name="_6b2mjjaf1zuw"/>Game Identity / Mantra: </text:p>
      <text:p text:style-name="P2">You play as a swordfish swimming to the bottom of the ocean, fending off predators and sea creatures/monsters with your sharp nose thing.</text:p>
      <text:p text:style-name="Heading_20_2"><text:bookmark text:name="_dwo78abcvw1e"/>Design Pillars:</text:p>
      <text:p text:style-name="P3"><text:span text:style-name="T2">Exploration</text:span><text:span text:style-name="T1">, challenge, </text:span><text:span text:style-name="T2">action</text:span></text:p>
      <text:p text:style-name="Heading_20_2"><text:bookmark text:name="_cia958uu8gyn"/>Genre/Story/Mechanics Summary:</text:p>
      <text:p text:style-name="P4">The player will be able to swim freely through the environment while using their “sword” to stab enemies and interact with the environment.</text:p>
      <text:p text:style-name="Heading_20_2"><text:bookmark text:name="_i4r3s99jvzr"/>Features: </text:p>
      <text:p text:style-name="P4">Metroidvania elements <text:span text:style-name="T3">(upgrades and exploration)</text:span>, destructible environments, <text:span text:style-name="T3">different enemy types, at least one boss.</text:span></text:p>
      <text:p text:style-name="Heading_20_2"><text:bookmark text:name="_k2yiw7xiem6z"/>Interface: </text:p>
      <text:p text:style-name="P4">WASD/Left Analog/D-Pad to move, Mouse/Right Analog to aim, left mouse/gamepad button to attack.</text:p>
      <text:p text:style-name="Heading_20_2"><text:bookmark text:name="_9yojj3io2kvy"/>Art Style: </text:p>
      <text:p text:style-name="P4">Will attempt pixel art but might have to settle for “programmer art.”</text:p>
      <text:p text:style-name="Heading_20_2"><text:bookmark text:name="_1ez4luoaudog"/>Music/Sound: </text:p>
      <text:p text:style-name="P4">TB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color="#4a86e8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 loext:opacity="100%" fo:font-size="8pt" fo:font-style="italic" style:font-size-asian="8pt" style:font-style-asian="italic" style:font-size-complex="8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4-24T18:50:46.558000000</dc:date>
    <meta:editing-duration>PT7M9S</meta:editing-duration>
    <meta:editing-cycles>5</meta:editing-cycles>
    <meta:document-statistic meta:table-count="0" meta:image-count="0" meta:object-count="0" meta:page-count="1" meta:paragraph-count="15" meta:word-count="106" meta:character-count="729" meta:non-whitespace-character-count="633"/>
  </office:meta>
</office:document-meta>
</file>